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b04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5"><text:tab/>Rif. Int.: <text:placeholder text:placeholder-type="text">&lt;get_datetime_now(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7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2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1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19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23:00.696416235</dc:date>
    <meta:editing-duration>P6DT19H55M58S</meta:editing-duration>
    <meta:editing-cycles>97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5" meta:character-count="1567" meta:non-whitespace-character-count="1460"/>
    <meta:user-defined meta:name="Info 1"/>
    <meta:user-defined meta:name="Info 2"/>
    <meta:user-defined meta:name="Info 3"/>
    <meta:user-defined meta:name="Info 4"/>
  </office:meta>
</office:document-meta>
</file>